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fo:color="#000000"/>
    </style:style>
    <style:style style:name="T1" style:family="text">
      <style:text-properties officeooo:rsid="0019d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B</text:span>y default the inverter sends no CAN messages. You can instruct it to do so via the cantx command</text:p>
      <text:p text:style-name="P1"/>
      <text:p text:style-name="P2">cantx param canid bitstart bits gain</text:p>
      <text:p text:style-name="Preformatted_20_Text">So to send udc on canid 100 (decimal) in bits 0-31 with a gain of 10 (i.e. 100mV resolution):</text:p>
      <text:p text:style-name="P1"/>
      <text:p text:style-name="P2">cantx udc 100 0 32 10</text:p>
      <text:p text:style-name="Preformatted_20_Text"/>
      <text:p text:style-name="Preformatted_20_Text">Also this version has CANOpen implemented. You can send so called SDO messages:</text:p>
      <text:p text:style-name="Preformatted_20_Text"/>
      <text:p text:style-name="Preformatted_20_Text">Id    Len cmd  index  subindex data</text:p>
      <text:p text:style-name="Preformatted_20_Text">0x601 8   0x40 0x2000 paramidx value</text:p>
      <text:p text:style-name="Preformatted_20_Text"/>
      <text:p text:style-name="Preformatted_20_Text">cmd is 1 byte, index is 2 bytes (little endian), subindex 1 byte, data 4 bytes.</text:p>
      <text:p text:style-name="Preformatted_20_Text">The subindex is the parameter index, which is a bit hard to find right now. Basically if you type</text:p>
      <text:p text:style-name="Preformatted_20_Text">"list" you count at which position the parameter shows up. For example boost has subindex 0 because</text:p>
      <text:p text:style-name="Preformatted_20_Text">its the very first.</text:p>
      <text:p text:style-name="Preformatted_20_Text">The value is the desired value*32. So if you want to set boost to 2000 you would send</text:p>
      <text:p text:style-name="Preformatted_20_Text">Id    Len cmd  index     subindex data</text:p>
      <text:p text:style-name="Preformatted_20_Text">0x601 8   0x40 0x00 0x20 0x00     0x00 0xFA 0x00 0x00</text:p>
      <text:p text:style-name="Preformatted_20_Text"/>
      <text:p text:style-name="Preformatted_20_Text">2000*32 in hex is 0xFA00</text:p>
      <text:p text:style-name="Preformatted_20_Text"/>
      <text:p text:style-name="Preformatted_20_Text">You can also get parameter values:</text:p>
      <text:p text:style-name="Preformatted_20_Text">Id    Len cmd  index  subindex data</text:p>
      <text:p text:style-name="Preformatted_20_Text">0x601 8   0x22 0x2000 paramidx XXX</text:p>
      <text:p text:style-name="Preformatted_20_Text"/>
      <text:p text:style-name="Preformatted_20_Text">both read and write messages are acknowledged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51:09.495817058</meta:creation-date>
    <dc:date>2017-10-26T19:53:14.895634630</dc:date>
    <meta:editing-duration>PT2M5S</meta:editing-duration>
    <meta:editing-cycles>1</meta:editing-cycles>
    <meta:document-statistic meta:table-count="0" meta:image-count="0" meta:object-count="0" meta:page-count="1" meta:paragraph-count="19" meta:word-count="195" meta:character-count="1040" meta:non-whitespace-character-count="836"/>
    <meta:generator>LibreOffice/5.1.6.2$Linux_X86_64 LibreOffice_project/10m0$Build-2</meta:generator>
  </office:meta>
</office:document-meta>
</file>